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times" fo:font-size="11pt" style:font-size-asian="11pt" style:font-size-complex="11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" fo:font-size="11pt" style:font-size-asian="11pt" style:font-size-complex="11pt"/>
    </style:style>
    <style:style style:name="ce3" style:family="table-cell" style:parent-style-name="Default" style:data-style-name="N2">
      <style:text-properties style:font-name="times" fo:font-size="11pt" style:font-size-asian="11pt" style:font-size-complex="11pt"/>
    </style:style>
    <style:style style:name="ce4" style:family="table-cell" style:parent-style-name="Default" style:data-style-name="N109">
      <style:text-properties style:font-name="time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erfil IPN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N 320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</text:p>
          </table:table-cell>
          <table:table-cell table:formula="of:=[.E1]*[.E2]" office:value-type="float" office:value="4000" calcext:value-type="float">
            <text:p>4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/2</text:p>
          </table:table-cell>
          <table:table-cell table:formula="of:=+[.B3]/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w</text:p>
          </table:table-cell>
          <table:table-cell office:value-type="float" office:value="25.8" calcext:value-type="float">
            <text:p>25,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13.1" calcext:value-type="float">
            <text:p>13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don de soldad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6" calcext:value-type="float">
            <text:p>0,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tudio del punto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style-name="ce3" table:formula="of:=2*[.B5]" office:value-type="float" office:value="51.6" calcext:value-type="float">
            <text:p>51,60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w</text:p>
          </table:table-cell>
          <table:table-cell table:style-name="ce3" table:formula="of:=+0.707*[.B8]*[.B11]" office:value-type="float" office:value="21.88872" calcext:value-type="float">
            <text:p>21,89</text:p>
          </table:table-cell>
          <table:table-cell office:value-type="string" calcext:value-type="string">
            <text:p>cm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v</text:p>
          </table:table-cell>
          <table:table-cell table:style-name="ce3" table:formula="of:=[.E1]/([.B12]/10)" office:value-type="float" office:value="18.2742526744369" calcext:value-type="float">
            <text:p>18,27</text:p>
          </table:table-cell>
          <table:table-cell office:value-type="string" calcext:value-type="string">
            <text:p>M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x1</text:p>
          </table:table-cell>
          <table:table-cell table:style-name="ce3" table:formula="of:=2*(0.707*[.B8])*[.B5]^3/12" office:value-type="float" office:value="1214.1672984" calcext:value-type="float">
            <text:p>1214,17</text:p>
          </table:table-cell>
          <table:table-cell office:value-type="string" calcext:value-type="string">
            <text:p>cm4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 table:formula="of:=+[.B6]*(0.707*[.B8])^3/12" office:value-type="float" office:value="0.0833301266994" calcext:value-type="float">
            <text:p>0,0833</text:p>
          </table:table-cell>
          <table:table-cell table:number-columns-repeated="1022"/>
        </table:table-row>
        <table:table-row table:style-name="ro1">
          <table:table-cell/>
          <table:table-cell table:style-name="ce3" table:formula="of:=+(0.707*[.B8]*[.B6])*([.B4]+0.707*[.B8]/2)^2" office:value-type="float" office:value="1460.5637165241" calcext:value-type="float">
            <text:p>1460,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x2</text:p>
          </table:table-cell>
          <table:table-cell table:style-name="ce3" table:formula="of:=2*([.B15]+[.B16])" office:value-type="float" office:value="2921.29409330159" calcext:value-type="float">
            <text:p>2921,29</text:p>
          </table:table-cell>
          <table:table-cell office:value-type="string" calcext:value-type="string">
            <text:p>cm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x</text:p>
          </table:table-cell>
          <table:table-cell table:style-name="ce3" table:formula="of:=+[.B14]+[.B17]" office:value-type="float" office:value="4135.4613917016" calcext:value-type="float">
            <text:p>4135,46</text:p>
          </table:table-cell>
          <table:table-cell office:value-type="string" calcext:value-type="string">
            <text:p>cm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n</text:p>
          </table:table-cell>
          <table:table-cell table:style-name="ce3" table:formula="of:=([.E3]*[.B5]/2)/([.B18]/10)" office:value-type="float" office:value="124.774469188717" calcext:value-type="float">
            <text:p>124,77</text:p>
          </table:table-cell>
          <table:table-cell office:value-type="string" calcext:value-type="string">
            <text:p>M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c</text:p>
          </table:table-cell>
          <table:table-cell table:style-name="ce3" table:formula="of:=+SQRT([.B13]^2+[.B20]^2)" office:value-type="float" office:value="126.105576689278" calcext:value-type="float">
            <text:p>126,11</text:p>
          </table:table-cell>
          <table:table-cell office:value-type="string" calcext:value-type="string">
            <text:p>Mp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diseño</text:p>
          </table:table-cell>
          <table:table-cell table:style-name="ce3" table:formula="of:=+0.6*0.6*480" office:value-type="float" office:value="172.8" calcext:value-type="float">
            <text:p>172,80</text:p>
          </table:table-cell>
          <table:table-cell office:value-type="string" calcext:value-type="string">
            <text:p>M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c &lt; fdiseño</text:p>
          </table:table-cell>
          <table:table-cell table:number-columns-repeated="1023"/>
        </table:table-row>
        <table:table-row table:style-name="ro1">
          <table:table-cell table:style-name="ce2" table:formula="of:=[.B21]" office:value-type="float" office:value="126.105576689278" calcext:value-type="float">
            <text:p>126,11</text:p>
          </table:table-cell>
          <table:table-cell table:style-name="ce5" office:value-type="string" calcext:value-type="string">
            <text:p>&lt;</text:p>
          </table:table-cell>
          <table:table-cell table:style-name="ce5" table:formula="of:=[.B23]" office:value-type="float" office:value="172.8" calcext:value-type="float">
            <text:p>172,8</text:p>
          </table:table-cell>
          <table:table-cell office:value-type="string" calcext:value-type="string">
            <text:p>Verific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tudio del punto 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x1</text:p>
          </table:table-cell>
          <table:table-cell table:style-name="ce3" table:formula="of:=[.B14]" office:value-type="float" office:value="1214.1672984" calcext:value-type="float">
            <text:p>1214,17</text:p>
          </table:table-cell>
          <table:table-cell office:value-type="string" calcext:value-type="string">
            <text:p>cm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x2</text:p>
          </table:table-cell>
          <table:table-cell table:style-name="ce3" table:formula="of:=[.B17]" office:value-type="float" office:value="2921.29409330159" calcext:value-type="float">
            <text:p>2921,29</text:p>
          </table:table-cell>
          <table:table-cell office:value-type="string" calcext:value-type="string">
            <text:p>cm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x</text:p>
          </table:table-cell>
          <table:table-cell table:style-name="ce3" table:formula="of:=[.B18]" office:value-type="float" office:value="4135.4613917016" calcext:value-type="float">
            <text:p>4135,46</text:p>
          </table:table-cell>
          <table:table-cell office:value-type="string" calcext:value-type="string">
            <text:p>cm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b</text:p>
          </table:table-cell>
          <table:table-cell table:style-name="ce3" table:formula="of:=+[.B4]+0.707*[.B8]" office:value-type="float" office:value="16.4242" calcext:value-type="float">
            <text:p>16,42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n</text:p>
          </table:table-cell>
          <table:table-cell table:style-name="ce3" table:formula="of:=([.E3]*[.B32])/([.B31]/10)" office:value-type="float" office:value="158.862080375917" calcext:value-type="float">
            <text:p>158,86</text:p>
          </table:table-cell>
          <table:table-cell office:value-type="string" calcext:value-type="string">
            <text:p>M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diseño</text:p>
          </table:table-cell>
          <table:table-cell table:style-name="ce3" table:formula="of:=[.B23]" office:value-type="float" office:value="172.8" calcext:value-type="float">
            <text:p>172,80</text:p>
          </table:table-cell>
          <table:table-cell office:value-type="string" calcext:value-type="string">
            <text:p>M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n &lt; fdiseño</text:p>
          </table:table-cell>
          <table:table-cell table:number-columns-repeated="1023"/>
        </table:table-row>
        <table:table-row table:style-name="ro1">
          <table:table-cell table:style-name="ce2" table:formula="of:=[.B34]" office:value-type="float" office:value="158.862080375917" calcext:value-type="float">
            <text:p>158,86</text:p>
          </table:table-cell>
          <table:table-cell table:style-name="ce5" office:value-type="string" calcext:value-type="string">
            <text:p>&lt;</text:p>
          </table:table-cell>
          <table:table-cell table:style-name="ce2" table:formula="of:=[.B35]" office:value-type="float" office:value="172.8" calcext:value-type="float">
            <text:p>172,80</text:p>
          </table:table-cell>
          <table:table-cell office:value-type="string" calcext:value-type="string">
            <text:p>Verifica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9" loext:min-decimal-places="19" number:min-integer-digits="1"/>
    </number:number-style>
    <number:number-style style:name="N119">
      <number:number number:decimal-places="20" loext:min-decimal-places="20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0:09:00.592523953</meta:creation-date>
    <dc:date>2018-08-15T11:48:02.965154651</dc:date>
    <meta:editing-duration>PT1H39M13S</meta:editing-duration>
    <meta:editing-cycles>8</meta:editing-cycles>
    <meta:generator>LibreOffice/5.3.2.2$Linux_X86_64 LibreOffice_project/30m0$Build-2</meta:generator>
    <meta:document-statistic meta:table-count="1" meta:cell-count="78" meta:object-count="0"/>
  </office:meta>
</office:document-meta>
</file>